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21"/>
        <table:table-column table:style-name="co3" table:default-cell-style-name="ce22"/>
        <table:table-column table:style-name="co4" table:default-cell-style-name="ce21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1"/>
        <table:table-column table:style-name="co11" table:number-columns-repeated="1015" table:default-cell-style-name="ce21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 inconnu</text:p>
          </table:table-cell>
          <table:table-cell office:value-type="string" table:style-name="ce5">
            <text:p>Teams mardi 15/11 à 18h30, proposition de poste chez Groupe Fournier (cuisine), etude du dossir en cour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Actess Cloud?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16/11, attente de retour de Thale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8"/>
          <table:table-cell table:number-columns-repeated="15359" table:style-name="ce19"/>
        </table:table-row>
        <table:table-row table:style-name="ro3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</text:p>
          </table:table-cell>
          <table:table-cell office:value-type="string" table:style-name="ce5">
            <text:p>entretien lundi 28/11 à 17h00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25T00:00:00" table:style-name="ce5">
            <text:p>25-nov</text:p>
          </table:table-cell>
          <table:table-cell office:value-type="string" table:style-name="ce6">
            <text:p>Candidature spontannée/Site de l'entreprise</text:p>
          </table:table-cell>
          <table:table-cell office:value-type="string" table:style-name="ce7">
            <text:p>aucun</text:p>
          </table:table-cell>
          <table:table-cell office:value-type="string" table:style-name="ce8">
            <text:p><text:a xlink:href="https://www.probayes.com/emplois-et-stages/">https://www.probayes.com/emplois-et-stages/</text:a></text:p>
          </table:table-cell>
          <table:table-cell office:value-type="string" table:style-name="ce9">
            <text:p>Probayes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andidature spontanée:1 mois maxi attent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25T09:26:55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25T09:26:54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b65ee6e9-052d-4174-b5b2-63f317d1bfb2</meta:user-defined>
    <meta:user-defined meta:name="MSIP_Label_23f93e5f-d3c2-49a7-ba94-15405423c204_ContentBits">2</meta:user-defined>
  </office:meta>
</office:document-meta>
</file>